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marker-end="Linienende_20_1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" draw:layer="layout" svg:width="4cm" svg:height="1cm" svg:x="5.135cm" svg:y="3.635cm">
          <draw:glue-point draw:id="4" svg:x="2.5cm" svg:y="-5cm"/>
          <draw:glue-point draw:id="5" svg:x="-2.5cm" svg:y="-5cm"/>
          <text:p text:style-name="P1"><text:span text:style-name="T1">Master.Interface.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" draw:layer="layout" svg:width="2cm" svg:height="0.5cm" svg:x="9.135cm" svg:y="2.635cm">
          <text:p text:style-name="P1"><text:span text:style-name="T2">/con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" draw:text-style-name="P5" draw:layer="layout" svg:width="2.5cm" svg:height="0.569cm" svg:x="8.135cm" svg:y="3.135cm">
          <draw:text-box>
            <text:p text:style-name="P4"><text:span text:style-name="T2">10.1.1.1:80</text:span></text:p>
          </draw:text-box>
        </draw:frame>
        <draw:custom-shape draw:style-name="gr1" draw:text-style-name="P3" draw:id="id3" draw:layer="layout" svg:width="2cm" svg:height="0.5cm" svg:x="3.135cm" svg:y="2.635cm">
          <text:p text:style-name="P1"><text:span text:style-name="T2">/con2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" draw:text-style-name="P5" draw:layer="layout" svg:width="2.5cm" svg:height="0.569cm" svg:x="4.135cm" svg:y="3.066cm">
          <draw:text-box>
            <text:p text:style-name="P4"><text:span text:style-name="T2">10.1.1.2:100</text:span></text:p>
          </draw:text-box>
        </draw:frame>
        <draw:connector draw:style-name="gr3" draw:text-style-name="P6" draw:layer="layout" svg:x1="9.135cm" svg:y1="2.884cm" svg:x2="8.135cm" svg:y2="3.635cm" draw:start-shape="id1" draw:start-glue-point="5" draw:end-shape="id2" draw:end-glue-point="4">
          <text:p text:style-name="P4"/>
        </draw:connector>
        <draw:connector draw:style-name="gr3" draw:text-style-name="P6" draw:layer="layout" svg:x1="5.135cm" svg:y1="2.884cm" svg:x2="6.135cm" svg:y2="3.635cm" draw:start-shape="id3" draw:start-glue-point="7" draw:end-shape="id2" draw:end-glue-point="5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3:45:03</dc:date>
    <dc:language>de-DE</dc:language>
    <meta:editing-cycles>7</meta:editing-cycles>
    <meta:editing-duration>PT15M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